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6pt" style:font-size-asian="16pt" style:font-size-complex="16pt"/>
    </style:style>
    <style:style style:name="P3" style:family="paragraph">
      <style:paragraph-properties fo:text-align="start"/>
      <style:text-properties fo:font-family="'Gill Sans'" style:font-family-generic="swiss" style:font-pitch="variable" fo:font-size="14pt" style:font-size-asian="14pt" style:font-size-complex="14pt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fo:font-family="'Gill Sans'" style:font-family-generic="swiss" style:font-pitch="variable"/>
    </style:style>
    <style:style style:name="T1" style:family="text">
      <style:text-properties fo:font-family="'Gill Sans'" style:font-family-generic="swiss" style:font-pitch="variable" fo:font-size="16pt" style:font-size-asian="16pt" style:font-size-complex="16pt"/>
    </style:style>
    <style:style style:name="T2" style:family="text">
      <style:text-properties fo:font-family="'Gill Sans'" style:font-family-generic="swiss" style:font-pitch="variable" fo:font-size="14pt" style:font-size-asian="14pt" style:font-size-complex="14pt"/>
    </style:style>
    <style:style style:name="T3" style:family="text">
      <style:text-properties fo:font-family="'Gill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2.815cm" svg:height="4.675cm" svg:x="10.67cm" svg:y="3.66cm">
          <text:p/>
        </draw:rect>
        <draw:frame draw:style-name="gr2" draw:text-style-name="P2" xml:id="id1" draw:id="id1" draw:layer="layout" svg:width="4.088cm" svg:height="0.899cm" svg:x="-0.18cm" svg:y="5.346cm">
          <draw:text-box>
            <text:p text:style-name="P2"><text:span text:style-name="T1">Remote service</text:span></text:p>
          </draw:text-box>
        </draw:frame>
        <draw:connector draw:style-name="gr3" draw:text-style-name="P1" draw:layer="layout" svg:x1="3.908cm" svg:y1="5.795cm" svg:x2="6.073cm" svg:y2="5.795cm" draw:start-shape="id1" draw:start-glue-point="1" draw:end-shape="id2" draw:end-glue-point="3" svg:d="m3908 5795h2165">
          <text:p/>
        </draw:connector>
        <draw:g>
          <draw:rect draw:style-name="gr4" draw:text-style-name="P3" xml:id="id2" draw:id="id2" draw:layer="layout" svg:width="3.445cm" svg:height="2.955cm" svg:x="6.073cm" svg:y="4.318cm">
            <text:p text:style-name="P3"><text:span text:style-name="T2">&lt;?xml&gt;</text:span></text:p>
            <text:p text:style-name="P3"><text:span text:style-name="T2">&lt;element&gt;</text:span></text:p>
            <text:p text:style-name="P3"><text:span text:style-name="T2">...</text:span></text:p>
            <text:p text:style-name="P3"><text:span text:style-name="T2">&lt;/element&gt;</text:span></text:p>
          </draw:rect>
          <draw:frame draw:style-name="gr2" draw:text-style-name="P4" draw:layer="layout" svg:width="2.788cm" svg:height="0.971cm" svg:x="6.401cm" svg:y="7.331cm">
            <draw:text-box>
              <text:p text:style-name="P4"><text:span text:style-name="T3">XML text</text:span></text:p>
            </draw:text-box>
          </draw:frame>
        </draw:g>
        <draw:g>
          <draw:rect draw:style-name="gr4" draw:text-style-name="P3" xml:id="id3" draw:id="id3" draw:layer="layout" svg:width="4.27cm" svg:height="3.055cm" svg:x="11.77cm" svg:y="4.268cm">
            <text:p text:style-name="P3"><text:span text:style-name="T2">DocumentImpl</text:span></text:p>
            <text:p text:style-name="P3"><text:span text:style-name="T2">ElementImpl</text:span></text:p>
            <text:p text:style-name="P3"><text:span text:style-name="T2">TextImpl</text:span></text:p>
            <text:p text:style-name="P3"><text:span text:style-name="T2">AttributeImpl</text:span></text:p>
          </draw:rect>
          <draw:frame draw:style-name="gr2" draw:text-style-name="P4" draw:layer="layout" svg:width="3.233cm" svg:height="0.971cm" svg:x="12.289cm" svg:y="7.331cm">
            <draw:text-box>
              <text:p text:style-name="P4"><text:span text:style-name="T3">XML DOM</text:span></text:p>
            </draw:text-box>
          </draw:frame>
        </draw:g>
        <draw:g>
          <draw:rect draw:style-name="gr4" draw:text-style-name="P3" xml:id="id4" draw:id="id4" draw:layer="layout" svg:width="4.27cm" svg:height="3.055cm" svg:x="18.47cm" svg:y="4.268cm">
            <text:p text:style-name="P3"><text:span text:style-name="T2">Department</text:span></text:p>
            <text:p text:style-name="P3"><text:span text:style-name="T2">Employee</text:span></text:p>
          </draw:rect>
          <draw:frame draw:style-name="gr2" draw:text-style-name="P4" draw:layer="layout" svg:width="4.583cm" svg:height="0.971cm" svg:x="18.314cm" svg:y="7.331cm">
            <draw:text-box>
              <text:p text:style-name="P4"><text:span text:style-name="T3">Your Data Model</text:span></text:p>
            </draw:text-box>
          </draw:frame>
        </draw:g>
        <draw:connector draw:style-name="gr3" draw:text-style-name="P1" draw:layer="layout" svg:x1="9.518cm" svg:y1="5.795cm" svg:x2="11.77cm" svg:y2="5.795cm" draw:start-shape="id2" draw:start-glue-point="1" draw:end-shape="id3" draw:end-glue-point="3" svg:d="m9518 5795h2252">
          <text:p/>
        </draw:connector>
        <draw:connector draw:style-name="gr3" draw:text-style-name="P1" draw:layer="layout" svg:x1="16.04cm" svg:y1="5.795cm" svg:x2="18.47cm" svg:y2="5.795cm" draw:start-shape="id3" draw:start-glue-point="1" draw:end-shape="id4" svg:d="m16040 5795h2430">
          <text:p/>
        </draw:connector>
        <draw:frame draw:style-name="gr2" draw:text-style-name="P5" draw:layer="layout" svg:width="2.983cm" svg:height="0.983cm" svg:x="15.586cm" svg:y="2.745cm">
          <draw:text-box>
            <text:p text:style-name="P5"><text:span text:style-name="T3">Java Heap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7T17:05:07</meta:creation-date>
    <meta:editing-duration>PT1H29M8S</meta:editing-duration>
    <meta:editing-cycles>3</meta:editing-cycles>
    <dc:date>2011-06-07T18:34:00</dc:date>
    <meta:generator>OpenOffice.org/3.3$Unix OpenOffice.org_project/330m20$Build-9567</meta:generator>
    <meta:document-statistic meta:object-count="38"/>
  </office:meta>
</office:document-meta>
</file>